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ConflictManager.resolveConflicts( IvyNode parent , Collection confli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ctConflictManager.Strict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